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text-properties fo:font-size="7pt" officeooo:rsid="0002c95d" officeooo:paragraph-rsid="0002c95d" style:font-size-asian="7pt" style:font-size-complex="7pt"/>
    </style:style>
    <style:style style:name="P3" style:family="paragraph" style:parent-style-name="Standard">
      <style:text-properties fo:font-size="7pt" officeooo:rsid="000472f7" officeooo:paragraph-rsid="000472f7" style:font-size-asian="7pt" style:font-size-complex="7pt"/>
    </style:style>
    <style:style style:name="P4" style:family="paragraph" style:parent-style-name="Standard" style:master-page-name="">
      <style:paragraph-properties style:page-number="auto"/>
      <style:text-properties fo:font-size="7pt" officeooo:paragraph-rsid="0002c95d" style:font-size-asian="7pt" style:font-size-complex="7pt"/>
    </style:style>
    <style:style style:name="P5" style:family="paragraph" style:parent-style-name="Standard">
      <style:text-properties fo:font-size="7pt" officeooo:rsid="000554b0" officeooo:paragraph-rsid="000554b0" style:font-size-asian="7pt" style:font-size-complex="7pt"/>
    </style:style>
    <style:style style:name="P6" style:family="paragraph" style:parent-style-name="Standard">
      <style:text-properties fo:font-size="7pt" officeooo:paragraph-rsid="000554b0" style:font-size-asian="7pt" style:font-size-complex="7pt"/>
    </style:style>
    <style:style style:name="P7" style:family="paragraph" style:parent-style-name="Standard">
      <style:text-properties fo:font-size="7pt" officeooo:paragraph-rsid="000472f7" style:font-size-asian="7pt" style:font-size-complex="7pt"/>
    </style:style>
    <style:style style:name="P8" style:family="paragraph" style:parent-style-name="Standard">
      <style:text-properties fo:font-size="7pt" officeooo:rsid="00072961" officeooo:paragraph-rsid="00072961" style:font-size-asian="7pt" style:font-size-complex="7pt"/>
    </style:style>
    <style:style style:name="P9" style:family="paragraph" style:parent-style-name="Standard">
      <style:text-properties fo:font-size="7pt" officeooo:rsid="0007622f" officeooo:paragraph-rsid="0007622f" style:font-size-asian="7pt" style:font-size-complex="7pt"/>
    </style:style>
    <style:style style:name="P10" style:family="paragraph" style:parent-style-name="Standard">
      <style:text-properties fo:font-size="7pt" officeooo:rsid="00094f9c" officeooo:paragraph-rsid="00094f9c" style:font-size-asian="7pt" style:font-size-complex="7pt"/>
    </style:style>
    <style:style style:name="P11" style:family="paragraph" style:parent-style-name="Standard">
      <style:text-properties fo:font-size="7pt" officeooo:rsid="0009b319" officeooo:paragraph-rsid="0009b319" style:font-size-asian="7pt" style:font-size-complex="7pt"/>
    </style:style>
    <style:style style:name="T1" style:family="text">
      <style:text-properties officeooo:rsid="0002c95d"/>
    </style:style>
    <style:style style:name="T2" style:family="text">
      <style:text-properties officeooo:rsid="000472f7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Sect4" style:family="section">
      <style:section-properties text:dont-balance-text-columns="false" style:editable="false">
        <style:columns fo:column-count="3" fo:column-gap="0cm"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section text:style-name="Sect1" text:name="Bereich2">
          <text:p text:style-name="P4"><text:span text:style-name="T1">class Muster extends Panel</text:span></text:p>
          <text:p text:style-name="P2">{// hier Referenzen fuer Komponenten // (Buttons, Textfields, Panels) vereinbaren</text:p>
          <text:p text:style-name="P2"><text:s text:c="2"/>Button OK;</text:p>
          <text:p text:style-name="P2"><text:s/>public Muster(){</text:p>
          <text:p text:style-name="P2"><text:s text:c="4"/>// Komponenten erzeugen und zu Oberflaeche zusammenbauen, // Listener verbinden</text:p>
          <text:p text:style-name="P2"><text:s text:c="4"/>OK=new Button("OK");</text:p>
          <text:p text:style-name="P2"><text:s text:c="4"/>this.add(OK);</text:p>
          <text:p text:style-name="P2"><text:s text:c="4"/>//addActionListener(...); }</text:p>
          <text:p text:style-name="P2"><text:s text:c="2"/>public static void main(String args[])</text:p>
          <text:p text:style-name="P2"><text:s text:c="2"/>{ <text:s text:c="2"/>Frame F=new Frame();</text:p>
          <text:p text:style-name="P2"><text:s text:c="6"/>F.addWindowListener(new WindowAdapter()</text:p>
          <text:p text:style-name="P2">{public void windowClosing(WindowEvent we){System.exit(0);}});</text:p>
          <text:p text:style-name="P2"><text:s text:c="4"/>Muster P=new Muster();</text:p>
          <text:p text:style-name="P2"><text:s text:c="4"/>F.add(P); <text:s/>F.pack(); <text:s/>F.setVisible(true);}}</text:p>
        </text:section>
        <text:section text:style-name="Sect1" text:name="Bereich3">
          <text:p text:style-name="P3">public class Calculator1 extends Panel{</text:p>
          <text:p text:style-name="P3"><text:s text:c="2"/>private double result=0;</text:p>
          <text:p text:style-name="P3"><text:s text:c="2"/>private double m=0;</text:p>
          <text:p text:style-name="P3"><text:s text:c="2"/>private String memorystring;</text:p>
          <text:p text:style-name="P3"><text:s text:c="2"/>private double memory; </text:p>
          <text:p text:style-name="P3"><text:s text:c="2"/>private String lastCommand = "=";</text:p>
          <text:p text:style-name="P3"><text:s text:c="2"/>private boolean start = true;</text:p>
          <text:p text:style-name="P3"><text:s text:c="2"/>ActionListener nl = new ActionListener(){</text:p>
          <text:p text:style-name="P3"><text:s text:c="4"/>public void actionPerformed(ActionEvent e){</text:p>
          <text:p text:style-name="P3"><text:s text:c="6"/>if(start) tf.setText("");</text:p>
          <text:p text:style-name="P3"><text:s text:c="6"/>tf.setText(tf.getText()+e.getActionCommand());</text:p>
          <text:p text:style-name="P3"><text:s text:c="6"/>start=false; <text:s/>} };</text:p>
          <text:p text:style-name="P3"><text:s text:c="2"/>ActionListener clr = new ActionListener(){</text:p>
          <text:p text:style-name="P3"><text:s text:c="4"/>public void actionPerformed(ActionEvent e){</text:p>
          <text:p text:style-name="P3"><text:s text:c="6"/>tf.setText(""); <text:s/>start=true; <text:s/>} }; </text:p>
          <text:p text:style-name="P3"><text:s text:c="3"/>ActionListener mpl = new ActionListener(){</text:p>
          <text:p text:style-name="P3"><text:s text:c="4"/>public void actionPerformed(ActionEvent e){</text:p>
          <text:p text:style-name="P3"><text:s text:c="6"/>Double d = Double.parseDouble(tf.getText());</text:p>
          <text:p text:style-name="P3"><text:s text:c="6"/>memory=memory+d; <text:s/>} }; <text:s text:c="2"/></text:p>
          <text:p text:style-name="P3"><text:s text:c="3"/>ActionListener minus = new ActionListener()...</text:p>
          <text:p text:style-name="P3"><text:s text:c="3"/>ActionListener mr = new ActionListener(){</text:p>
          <text:p text:style-name="P3"><text:s text:c="4"/>public void actionPerformed(ActionEvent e){</text:p>
          <text:p text:style-name="P3"><text:s text:c="6"/>memorystring = String.valueOf(memory);</text:p>
          <text:p text:style-name="P3"><text:s text:c="6"/>tf.setText(""+memorystring); } }; </text:p>
          <text:p text:style-name="P3"><text:s text:c="2"/>ActionListener command = new CommandAction();</text:p>
          <text:p text:style-name="P3"><text:s text:c="2"/>private class CommandAction implements ActionListener {</text:p>
          <text:p text:style-name="P3"><text:s text:c="4"/>public void actionPerformed(ActionEvent event) {</text:p>
          <text:p text:style-name="P3"><text:s text:c="6"/>String command = event.getActionCommand(); {</text:p>
          <text:p text:style-name="P3"><text:s text:c="8"/>calculate(Double.parseDouble(tf.getText()));</text:p>
          <text:p text:style-name="P3"><text:s text:c="8"/>lastCommand = command;</text:p>
          <text:p text:style-name="P3"><text:s text:c="8"/>start = true; } }} </text:p>
          <text:p text:style-name="P3"><text:s text:c="2"/>private TextField tf = new TextField(40); <text:s text:c="2"/></text:p>
          <text:p text:style-name="P3"><text:s text:c="2"/>Button[] button = new Button[19];</text:p>
          <text:p text:style-name="P3"><text:s text:c="2"/>String[] buttonString = { "M+", "7", "8", "9", "/",</text:p>
          <text:p text:style-name="P3"><text:s text:c="29"/>"M-", "4", "5", "6", "*",</text:p>
          <text:p text:style-name="P3"><text:s text:c="29"/>"MR", "1", "2", "3", "-",</text:p>
          <text:p text:style-name="P3"><text:s text:c="29"/>"CE", "0", ".", "=", "+"};</text:p>
          <text:p text:style-name="P3"><text:s text:c="2"/>ActionListener als [] = {mpl, <text:s text:c="3"/>nl, nl , nl, <text:s text:c="5"/>command,</text:p>
          <text:p text:style-name="P3"><text:s text:c="27"/>minus, <text:s/>nl, nl , nl, <text:s text:c="5"/>command,</text:p>
          <text:p text:style-name="P3"><text:s text:c="27"/>mr, <text:s text:c="4"/>nl, nl , nl, <text:s text:c="5"/>command,</text:p>
          <text:p text:style-name="P3"><text:s text:c="27"/>clr, <text:s text:c="3"/>nl, nl , command, command</text:p>
          <text:p text:style-name="P3"><text:s text:c="27"/>}; <text:s text:c="25"/></text:p>
          <text:p text:style-name="P3"><text:s text:c="2"/>Calculator1()</text:p>
          <text:p text:style-name="P3"><text:s text:c="2"/>{ setLayout (new BorderLayout());</text:p>
          <text:p text:style-name="P3"><text:s text:c="4"/>add(tf, <text:s/>BorderLayout.NORTH);</text:p>
          <text:p text:style-name="P3"><text:s text:c="4"/>Panel keys = new Panel(new GridLayout(4,5));</text:p>
          <text:p text:style-name="P3"><text:s text:c="4"/>//for schleife</text:p>
          <text:p text:style-name="P3"><text:s text:c="4"/>for(int i=0;i&lt;buttonString.length;i++){</text:p>
          <text:p text:style-name="P3"><text:s text:c="6"/>Button b = new Button(buttonString[i]);</text:p>
          <text:p text:style-name="P3"><text:s text:c="6"/>keys.add(b);</text:p>
          <text:p text:style-name="P3"><text:s text:c="6"/>b.addActionListener(als[i]); <text:s text:c="3"/>} <text:s text:c="2"/></text:p>
          <text:p text:style-name="P3"><text:s text:c="4"/>add(keys, BorderLayout.CENTER); <text:s text:c="2"/>} <text:s text:c="3"/></text:p>
          <text:p text:style-name="P3"><text:s text:c="2"/>public void calculate(double x){</text:p>
          <text:p text:style-name="P3"><text:s text:c="4"/>System.out.println("Result: "+result +" x: "+x);</text:p>
          <text:p text:style-name="P3"><text:s text:c="4"/>if (lastCommand.equals("+")) result += x;</text:p>
          <text:p text:style-name="P3"><text:s text:c="4"/>else if (lastCommand.equals("-")) result -= x; ...</text:p>
          <text:p text:style-name="P3"><text:s text:c="4"/>else if (lastCommand.equals("=")) result = x;</text:p>
          <text:p text:style-name="P3"><text:s text:c="4"/>tf.setText("" + result); }</text:p>
          <text:p text:style-name="P7"><text:span text:style-name="T2"><text:s text:c="2"/>public static void main(String args[]) { } <text:s/>} </text:span></text:p>
        </text:section>
      </text:section>
      <text:section text:style-name="Sect2" text:name="Bereich4">
        <text:p text:style-name="P8">import java.awt.*;</text:p>
        <text:p text:style-name="P8">import java.awt.event.*;</text:p>
        <text:p text:style-name="P8">public class ImgPanel extends Panel{</text:p>
        <text:p text:style-name="P8"><text:s text:c="4"/>private Image Img;</text:p>
        <text:p text:style-name="P8"><text:s text:c="2"/>float [] prozentzahl = {0,0,0,0};</text:p>
        <text:p text:style-name="P8"><text:s text:c="2"/>float [] winkel = {0,0,0,0};</text:p>
        <text:p text:style-name="P8"><text:s text:c="2"/>float [] h = {0,0,0,0};</text:p>
        <text:p text:style-name="P8"><text:s text:c="2"/>int n = 4;</text:p>
        <text:p text:style-name="P8"><text:s text:c="3"/>public ImgPanel(Image Img, String args[]){</text:p>
        <text:p text:style-name="P8"><text:s text:c="4"/>arc_angle(args);</text:p>
        <text:p text:style-name="P8"><text:s text:c="4"/>this.Img = Img;</text:p>
        <text:p text:style-name="P8"><text:s text:c="4"/>MediaTracker M = new MediaTracker(this);</text:p>
        <text:p text:style-name="P8"><text:s text:c="4"/>M.addImage(Img, 1);</text:p>
        <text:p text:style-name="P8"><text:s text:c="4"/>try{ M.waitForID(1);</text:p>
        <text:p text:style-name="P8"><text:s text:c="4"/>}catch(Exception e){} <text:s/>}</text:p>
        <text:p text:style-name="P8"><text:s text:c="2"/>public void arc_angle(String args []){</text:p>
        <text:p text:style-name="P8"><text:s text:c="2"/>for(int i = 0; i &lt; n; i++){</text:p>
        <text:p text:style-name="P8"><text:s text:c="2"/>prozentzahl[i] = Float.parseFloat(args[i]);</text:p>
        <text:p text:style-name="P8"><text:s text:c="7"/>winkel[i] = prozentzahl[i]*360/100;</text:p>
        <text:p text:style-name="P8"><text:s text:c="7"/>h[i] = prozentzahl[i]*10;} <text:s/>}</text:p>
        <text:p text:style-name="P8"><text:s text:c="2"/>@Override</text:p>
        <text:p text:style-name="P8"><text:s text:c="2"/>public void paint (Graphics g){</text:p>
        <text:p text:style-name="P8"><text:s text:c="6"/>g.drawImage(Img, 0, 0, this);</text:p>
        <text:p text:style-name="P8"><text:s text:c="6"/>Color <text:s/>[] col <text:s/>= {new Color (200,0 ,0 <text:s/>,127),</text:p>
        <text:p text:style-name="P8"><text:s text:c="24"/>new Color (76,175,80 ,127),</text:p>
        <text:p text:style-name="P8"><text:s text:c="24"/>new Color (200,10,140,127),</text:p>
        <text:p text:style-name="P8"><text:s text:c="24"/>new Color (0 <text:s/>,0 ,200,127)};</text:p>
        <text:p text:style-name="P8"><text:s text:c="6"/>String [] name = {"Atom", "Kohle", "Gas", "Sonne/Wind"};</text:p>
        <text:p text:style-name="P8"><text:s text:c="2"/>int <text:s/>angle = 0; </text:p>
        <text:p text:style-name="P8"><text:s text:c="5"/>for(int i = 0; i &lt; n; i++){ </text:p>
        <text:p text:style-name="P8"><text:s text:c="5"/>g.setColor(col[i]);</text:p>
        <text:p text:style-name="P8"><text:s text:c="5"/>g.fillArc(Img.getWidth(this)/2-550, Img.getHeight(this)/2-300/2, 400, 400, angle, (int)winkel[i]);</text:p>
        <text:p text:style-name="P8"><text:s text:c="5"/>g.fillRect(600+i*150, Img.getHeight(this)/n + (450-(int)h[i]), 100, (int)h[i]); <text:s text:c="2"/>//Img.getWidth(this)/n</text:p>
        <text:p text:style-name="P8"><text:s text:c="5"/>g.drawString(name[i]+": "+prozentzahl[i]+"%", 420, 80+i*20 );</text:p>
        <text:p text:style-name="P8"><text:s text:c="5"/>angle += (int)winkel[i]; <text:s text:c="4"/>} <text:s/>}</text:p>
        <text:p text:style-name="P8"><text:s text:c="6"/>@Override</text:p>
        <text:p text:style-name="P8"><text:s text:c="2"/>public Dimension getPreferredSize(){</text:p>
        <text:p text:style-name="P8"><text:s text:c="4"/>return new Dimension(Img.getWidth(this), Img.getHeight(this)); }</text:p>
        <text:p text:style-name="P8"><text:s text:c="2"/>public static void main(String args []){</text:p>
        <text:p text:style-name="P8"><text:s text:c="4"/>Frame F = new Frame("Diagram");</text:p>
        <text:p text:style-name="P8"><text:s text:c="4"/>Image Img = F.getToolkit().getImage(args[4]);</text:p>
        <text:p text:style-name="P8"><text:s text:c="5"/>F.addWindowListener(new WindowAdapter(){public void windowClosing(WindowEvent we){System.exit(0);}});</text:p>
        <text:p text:style-name="P8"><text:s text:c="4"/>ImgPanel P = new ImgPanel(Img, args);</text:p>
        <text:p text:style-name="P8"><text:s text:c="4"/>F.add(P);</text:p>
        <text:p text:style-name="P8"><text:s text:c="4"/>F.pack();</text:p>
        <text:p text:style-name="P8"><text:s text:c="4"/>F.setVisible(true); } }</text:p>
      </text:section>
      <text:section text:style-name="Sect2" text:name="Bereich5">
        <text:p text:style-name="P9">public class HexDumpPanel extends Panel{</text:p>
        <text:p text:style-name="P9"><text:s text:c="4"/>private TextField tf = new TextField(70);</text:p>
        <text:p text:style-name="P9"><text:s text:c="2"/>HexDumpArea area <text:s text:c="4"/>= new HexDumpArea(20,50);</text:p>
        <text:p text:style-name="P9"><text:s text:c="4"/>ActionListener url1 = new ActionListener(){</text:p>
        <text:p text:style-name="P9"><text:s text:c="4"/>public void actionPerformed(ActionEvent e){</text:p>
        <text:p text:style-name="P9"><text:s text:c="6"/>String eingabe = tf.getText();</text:p>
        <text:p text:style-name="P9"><text:s text:c="6"/>URL url = null;</text:p>
        <text:p text:style-name="P9"><text:s text:c="6"/>try{ url = new URL(eingabe);</text:p>
        <text:p text:style-name="P9"><text:s text:c="6"/>}catch(MalformedURLException me){}</text:p>
        <text:p text:style-name="P9"><text:s text:c="6"/>String buf, ausgabe="";</text:p>
        <text:p text:style-name="P9"><text:s text:c="6"/>InputStreamReader i = null;</text:p>
        <text:p text:style-name="P9"><text:s text:c="6"/>BufferedReader BR = null;</text:p>
        <text:p text:style-name="P9"><text:s text:c="6"/>try{i= new InputStreamReader(url.openStream());</text:p>
        <text:p text:style-name="P9"><text:s text:c="8"/>BR = new BufferedReader(i);</text:p>
        <text:p text:style-name="P9"><text:s text:c="8"/>while((buf=BR.readLine()) != null){</text:p>
        <text:p text:style-name="P9"><text:s text:c="10"/>System.out.println(buf);</text:p>
        <text:p text:style-name="P9"><text:s text:c="10"/>ausgabe = ausgabe + buf; <text:s text:c="2"/>}</text:p>
        <text:p text:style-name="P9"><text:s text:c="8"/>area.replace(ausgabe);</text:p>
        <text:p text:style-name="P9"><text:s text:c="8"/>BR.close();</text:p>
        <text:p text:style-name="P9"><text:s text:c="6"/>}catch(IOException ioe){} } };</text:p>
        <text:p text:style-name="P9"><text:s text:c="2"/>ActionListener c = new ActionListener(){</text:p>
        <text:p text:style-name="P9"><text:s text:c="4"/>public void actionPerformed(ActionEvent e){</text:p>
        <text:p text:style-name="P9"><text:s text:c="6"/>String eingabe = tf.getText();</text:p>
        <text:p text:style-name="P9"><text:s text:c="6"/>URL url = null;</text:p>
        <text:p text:style-name="P9"><text:s text:c="6"/>URLConnection c = null;</text:p>
        <text:p text:style-name="P9"><text:s text:c="6"/>try{ url = new URL(eingabe);</text:p>
        <text:p text:style-name="P9"><text:s text:c="8"/>try{ <text:s/>c = url.openConnection();</text:p>
        <text:p text:style-name="P9"><text:s text:c="8"/>}catch(IOException ioe){} <text:s text:c="2"/></text:p>
        <text:p text:style-name="P9"><text:s text:c="8"/>try{ c.connect();</text:p>
        <text:p text:style-name="P9"><text:s text:c="8"/>}catch(IOException ioe){}</text:p>
        <text:p text:style-name="P9"><text:s text:c="6"/>}catch(MalformedURLException me){} </text:p>
        <text:p text:style-name="P9"><text:s text:c="6"/>String buf, ausgabe="";</text:p>
        <text:p text:style-name="P9"><text:s text:c="6"/>InputStreamReader i = null;</text:p>
        <text:p text:style-name="P9"><text:s text:c="6"/>BufferedReader BR = null;</text:p>
        <text:p text:style-name="P9"><text:s text:c="6"/>try{</text:p>
        <text:p text:style-name="P9"><text:s text:c="8"/>i = new InputStreamReader(url.openStream());</text:p>
        <text:p text:style-name="P9"><text:s text:c="8"/>BR = new BufferedReader(i);</text:p>
        <text:p text:style-name="P9"><text:s text:c="8"/>while((buf = BR.readLine()) != null){</text:p>
        <text:p text:style-name="P9"><text:s text:c="10"/>System.out.println(buf);</text:p>
        <text:p text:style-name="P9"><text:s text:c="10"/>ausgabe = ausgabe + buf; <text:s/>}</text:p>
        <text:p text:style-name="P9"><text:s text:c="8"/>area.replace(ausgabe);</text:p>
        <text:p text:style-name="P9"><text:s text:c="8"/>BR.close();</text:p>
        <text:p text:style-name="P9"><text:s text:c="6"/>}catch(IOException ioe){System.out.println(ioe);</text:p>
        <text:p text:style-name="P9"><text:s text:c="8"/>System.exit(1); <text:s text:c="2"/>} <text:s/>} }; </text:p>
        <text:p text:style-name="P9"><text:s text:c="2"/>ActionListener asock = new ActionListener(){</text:p>
        <text:p text:style-name="P9"><text:s text:c="4"/>public void actionPerformed(ActionEvent e){</text:p>
        <text:p text:style-name="P9"><text:s text:c="6"/>String eingabe = tf.getText();</text:p>
        <text:p text:style-name="P9"><text:s text:c="6"/>URL url = null;</text:p>
        <text:p text:style-name="P9"><text:s text:c="6"/>try{ url = new URL(eingabe);</text:p>
        <text:p text:style-name="P9"><text:s text:c="8"/>}catch(MalformedURLException me){}</text:p>
        <text:p text:style-name="P9"><text:s text:c="6"/>try{</text:p>
        <text:p text:style-name="P9"><text:s text:c="8"/>Socket s = new Socket(url.getHost(), 80);</text:p>
        <text:p text:style-name="P9"><text:s text:c="8"/>PrintStream O = new PrintStream(s.getOutputStream());</text:p>
        <text:p text:style-name="P9"><text:s text:c="8"/>O.println("GET"+url.getPath());</text:p>
        <text:p text:style-name="P9"><text:s text:c="8"/>O.println("\r");</text:p>
        <text:p text:style-name="P9"><text:s text:c="8"/>BufferedReader I = new BufferedReader(new InputStreamReader(s.getInputStream()));</text:p>
        <text:p text:style-name="P9"><text:s text:c="8"/>String X = "", buf;</text:p>
        <text:p text:style-name="P9"><text:s text:c="8"/>while((buf = I.readLine()) != null)</text:p>
        <text:p text:style-name="P9"><text:s text:c="10"/>X = X + buf;</text:p>
        <text:p text:style-name="P9"><text:s text:c="10"/>area.replace(X);</text:p>
        <text:p text:style-name="P9"><text:s text:c="8"/>s.close();</text:p>
        <text:p text:style-name="P9"><text:s text:c="6"/>}catch(Exception ee){System.out.println(ee);</text:p>
        <text:p text:style-name="P9"><text:s text:c="6"/>ee.printStackTrace();} } }; <text:s/></text:p>
        <text:p text:style-name="P9"><text:s text:c="2"/>Button [] button = new Button[3];</text:p>
        <text:p text:style-name="P9"><text:s text:c="2"/>private String [] buttonString = {"Get URL-Object","Get URL-Connection","Get Socket"};</text:p>
        <text:p text:style-name="P9"><text:s text:c="2"/>ActionListener als [] = {url1, c, asock}; </text:p>
        <text:p text:style-name="P9"><text:s text:c="2"/>public HexDumpPanel(){</text:p>
        <text:p text:style-name="P9"><text:s text:c="4"/>Panel P = new Panel();</text:p>
        <text:p text:style-name="P9"><text:s text:c="4"/>Label l = new Label("Enter File");</text:p>
        <text:p text:style-name="P9"><text:s text:c="4"/>P.add(l);</text:p>
        <text:p text:style-name="P9"><text:s text:c="4"/>P.add(tf);</text:p>
        <text:p text:style-name="P9"><text:s text:c="4"/>Panel keys = new Panel();</text:p>
        <text:p text:style-name="P9"><text:s text:c="4"/>for(int i = 0; i &lt; buttonString.length; i++){</text:p>
        <text:p text:style-name="P9"><text:s text:c="6"/>Button b = new Button(buttonString[i]);</text:p>
        <text:p text:style-name="P9"><text:s text:c="6"/>keys.add(b);</text:p>
        <text:p text:style-name="P9"><text:s text:c="6"/>b.addActionListener(als[i]); }</text:p>
        <text:p text:style-name="P9"><text:s text:c="4"/>setLayout(new BorderLayout());</text:p>
        <text:p text:style-name="P9"><text:s text:c="4"/>add(P, BorderLayout.NORTH);</text:p>
        <text:p text:style-name="P9"><text:s text:c="4"/>add(area, BorderLayout.CENTER);</text:p>
        <text:p text:style-name="P9"><text:s text:c="4"/>add(keys, BorderLayout.SOUTH); <text:s text:c="2"/>}</text:p>
        <text:p text:style-name="P9"><text:s text:c="2"/>public static void main (String [] args){ }}</text:p>
      </text:section>
      <text:section text:style-name="Sect2" text:name="Bereich6">
        <text:p text:style-name="P9"><text:s text:c="2"/>HexDumpArea(int rows, int cols)</text:p>
        <text:p text:style-name="P9"><text:s text:c="2"/>{ super(rows, cols); <text:s/>}</text:p>
        <text:p text:style-name="P9"><text:s text:c="2"/>public String getHexString()</text:p>
        <text:p text:style-name="P9"><text:s text:c="2"/>{ String s="";</text:p>
        <text:p text:style-name="P9"><text:s text:c="4"/>//Ausgabe von i in Hexadezimal</text:p>
        <text:p text:style-name="P9"><text:s text:c="4"/>for (int i=0; i &lt; data.length; i+=16){</text:p>
        <text:p text:style-name="P9"><text:s text:c="6"/>s+= '\n'+new String(hexByte(i,4))+": "; <text:s/></text:p>
        <text:p text:style-name="P9"><text:s text:c="3"/>//Ausgabe des HexBytes mit '|' nach jeder 4 Zeilen</text:p>
        <text:p text:style-name="P9"><text:s text:c="4"/>for (int j=0; j&lt;16 &amp;&amp; (i+j)&lt; data.length; j++) {</text:p>
        <text:p text:style-name="P9"><text:s text:c="6"/>s+= new String(hexByte(data[i+j],2))+' ';</text:p>
        <text:p text:style-name="P9"><text:s text:c="6"/>if(((i+j+1)%4)==0)</text:p>
        <text:p text:style-name="P9"><text:s text:c="7"/>s+=" | "; <text:s text:c="2"/>} </text:p>
        <text:p text:style-name="P9"><text:s text:c="2"/>//Ausgabe des Textes args[0]</text:p>
        <text:p text:style-name="P9"><text:s text:c="4"/>for(int j =0; j&lt;16 &amp;&amp; (i+j)&lt;data.length; j++){</text:p>
        <text:p text:style-name="P9"><text:s text:c="5"/>s+=(char)data[i+j]; <text:s text:c="3"/>} <text:s/>}</text:p>
        <text:p text:style-name="P9"><text:s text:c="4"/>return s; }</text:p>
        <text:p text:style-name="P9"><text:s text:c="2"/>public void replace(String s){</text:p>
        <text:p text:style-name="P9"><text:s text:c="4"/>data = s.getBytes();</text:p>
        <text:p text:style-name="P9"><text:s text:c="4"/>setText(getHexString());}</text:p>
      </text:section>
      <text:section text:style-name="Sect2" text:name="Bereich7">
        <text:p text:style-name="P9">public class Client {</text:p>
        <text:p text:style-name="P9"><text:s text:c="2"/>public static void main (String[] args){</text:p>
        <text:p text:style-name="P9"><text:s text:c="4"/>DatagramSocket skt=null; </text:p>
        <text:p text:style-name="P9"><text:s text:c="4"/>try{ skt = new DatagramSocket();</text:p>
        <text:p text:style-name="P9"><text:s text:c="6"/>String msg = args[0];</text:p>
        <text:p text:style-name="P9"><text:s text:c="6"/>//konvertieren unsere Nachricht</text:p>
        <text:p text:style-name="P9"><text:s text:c="6"/>byte [] b = msg.getBytes();</text:p>
        <text:p text:style-name="P9"><text:s text:c="6"/>InetAddress host = InetAddress.getByName("localhost");</text:p>
        <text:p text:style-name="P9"><text:s text:c="6"/>int serverSocket = 6755;</text:p>
        <text:p text:style-name="P9"><text:s text:c="6"/>//datagrammpacket zum Senden</text:p>
        <text:p text:style-name="P9"><text:s text:c="6"/>DatagramPacket request = new DatagramPacket(b,b.length,host,serverSocket);</text:p>
        <text:p text:style-name="P9"><text:s text:c="6"/>//wir benutzen skt um Daten zu senden</text:p>
        <text:p text:style-name="P9"><text:s text:c="6"/>skt.send(request);</text:p>
        <text:p text:style-name="P9"><text:s text:c="6"/>//um antwort zu bekommen</text:p>
        <text:p text:style-name="P9"><text:s text:c="6"/>byte [] buffer = new byte[1000];</text:p>
        <text:p text:style-name="P9"><text:s text:c="6"/>DatagramPacket reply = new DatagramPacket(buffer, buffer.length);</text:p>
        <text:p text:style-name="P9"><text:s text:c="6"/>//jetzt bekommen wir die antwort</text:p>
        <text:p text:style-name="P9"><text:s text:c="6"/>skt.receive(reply);</text:p>
        <text:p text:style-name="P9"><text:s text:c="6"/>// Paket auspacken</text:p>
        <text:p text:style-name="P9"><text:s text:c="6"/>msg=new String(reply.getData(),0,reply.getLength()); </text:p>
        <text:p text:style-name="P9"><text:s text:c="6"/>//antwort auf die konsole ausgeben</text:p>
        <text:p text:style-name="P9"><text:s text:c="6"/>System.out.println(msg);</text:p>
        <text:p text:style-name="P9"><text:s text:c="6"/>skt.close();</text:p>
        <text:p text:style-name="P9"><text:s text:c="4"/>}catch (Exception ex){} }}</text:p>
      </text:section>
      <text:section text:style-name="Sect3" text:name="Bereich8">
        <text:p text:style-name="P9"/>
        <text:section text:style-name="Sect4" text:name="Bereich9">
          <text:p text:style-name="P10"><text:soft-page-break/>public class Server {</text:p>
          <text:p text:style-name="P10"><text:s text:c="2"/>public static void main (String[] args){</text:p>
          <text:p text:style-name="P10"><text:s text:c="4"/>DatagramSocket skt=null;</text:p>
          <text:p text:style-name="P10"><text:s text:c="4"/>try{ skt = new DatagramSocket(6755);</text:p>
          <text:p text:style-name="P10"><text:s text:c="6"/>byte [] buffer = new byte[1000];</text:p>
          <text:p text:style-name="P10"><text:s text:c="6"/>while(true){ </text:p>
          <text:p text:style-name="P10"><text:s text:c="8"/>DatagramPacket request = new DatagramPacket(buffer, buffer.length);</text:p>
          <text:p text:style-name="P10"><text:s text:c="8"/>skt.receive(request);</text:p>
          <text:p text:style-name="P10"><text:s text:c="8"/>String msg = (new String(request.getData(),0,request.getLength()));</text:p>
          <text:p text:style-name="P10"><text:s text:c="8"/>File file = new File(msg);</text:p>
          <text:p text:style-name="P10"><text:s text:c="8"/>if (file.exists()) {</text:p>
          <text:p text:style-name="P10"><text:s text:c="10"/>msg+=" existiert und hat die Länge "+ file.length();</text:p>
          <text:p text:style-name="P10"><text:s text:c="10"/>// ask for new file name }</text:p>
          <text:p text:style-name="P10"><text:s text:c="8"/>else msg+=" existiert nicht!";</text:p>
          <text:p text:style-name="P10"><text:s text:c="8"/>byte [] sendMsg = msg.getBytes();</text:p>
          <text:p text:style-name="P10"><text:s text:c="8"/>DatagramPacket reply = new DatagramPacket (sendMsg, sendMsg.length, request.getAddress(), request.getPort());</text:p>
          <text:p text:style-name="P10"><text:s text:c="8"/>skt.send(reply); </text:p>
          <text:p text:style-name="P10"><text:s text:c="8"/>skt.close(); } <text:s/>}catch (Exception ex){} <text:s/>}}</text:p>
        </text:section>
      </text:section>
      <text:section text:style-name="Sect2" text:name="Bereich10">
        <text:p text:style-name="P10">class AWTFigur extends Panel{</text:p>
        <text:p text:style-name="P10"><text:s text:c="2"/>Figur f;</text:p>
        <text:p text:style-name="P10"><text:s text:c="2"/>AWTFigur (Figur f) { this.f=f; }</text:p>
        <text:p text:style-name="P10"><text:s text:c="2"/>public void paint(Graphics g) { f.paint(g); }</text:p>
        <text:p text:style-name="P10"><text:s text:c="2"/>public Dimension getPreferredSize()</text:p>
        <text:p text:style-name="P10"><text:s text:c="2"/>{ return new Dimension (f.getWidth()+200, f.getHeight()+200); <text:s text:c="4"/>}</text:p>
        <text:p text:style-name="P10"><text:s text:c="2"/>public static void main(String args[]){ <text:s text:c="3"/></text:p>
        <text:p text:style-name="P10"><text:s text:c="4"/>Figur P11= new Rectangle(10,20);</text:p>
        <text:p text:style-name="P10"><text:s text:c="4"/>Rectangle P21 = new Rectangle(10,20);</text:p>
        <text:p text:style-name="P10"><text:s text:c="4"/>System.out.println("\nFlaeche des Rechtecks = "+P11.getArea()+" \n");</text:p>
        <text:p text:style-name="P10"><text:s text:c="4"/>Frame F= new Frame();</text:p>
        <text:p text:style-name="P10"><text:s text:c="4"/>F.setLayout(new FlowLayout());</text:p>
        <text:p text:style-name="P10"><text:s text:c="4"/>F.addWindowListener(new WindowAdapter()</text:p>
        <text:p text:style-name="P10"><text:s text:c="6"/>{public void windowClosing(WindowEvent we){System.exit(0);}});</text:p>
        <text:p text:style-name="P10"><text:s text:c="4"/>AWTFigur P1=new AWTFigur(new Quadrat(30));</text:p>
        <text:p text:style-name="P10"><text:s text:c="4"/>F.add(P1);</text:p>
        <text:p text:style-name="P10"><text:s text:c="4"/>AWTFigur P2=new AWTFigur (new Circle(50));</text:p>
        <text:p text:style-name="P10"><text:s text:c="4"/>F.add(P2); <text:s text:c="2"/></text:p>
        <text:p text:style-name="P10"><text:s text:c="4"/>AWTFigur P3 = new AWTFigur(new Rectangle(70,90));</text:p>
        <text:p text:style-name="P10"><text:s text:c="4"/>F.add(P3); <text:s text:c="3"/></text:p>
        <text:p text:style-name="P10"><text:s text:c="4"/>AWTFigur P4 = new AWTFigur(new Polygon());</text:p>
        <text:p text:style-name="P10"><text:s text:c="4"/>F.add(P4); <text:s text:c="2"/></text:p>
        <text:p text:style-name="P10"><text:s text:c="4"/>AWTFigur P5 = new AWTFigur(new String1(10,35));</text:p>
        <text:p text:style-name="P10"><text:s text:c="4"/>F.add(P5);</text:p>
        <text:p text:style-name="P10"><text:s text:c="4"/>F.pack();</text:p>
        <text:p text:style-name="P10"><text:s text:c="4"/>F.setVisible(true); }}</text:p>
      </text:section>
      <text:section text:style-name="Sect2" text:name="Bereich11">
        <text:p text:style-name="P10">public class Rectangle extends Figur{</text:p>
        <text:p text:style-name="P10"><text:s text:c="3"/>public int <text:s/>w; <text:s/></text:p>
        <text:p text:style-name="P10"><text:s text:c="2"/>public int h; <text:s/></text:p>
        <text:p text:style-name="P10"><text:s text:c="2"/>Rectangle (int <text:s/>breite, int <text:s/>hoehe){</text:p>
        <text:p text:style-name="P10"><text:s text:c="4"/>this.w=breite;</text:p>
        <text:p text:style-name="P10"><text:s text:c="4"/>this.h=hoehe;}</text:p>
        <text:p text:style-name="P10"><text:s text:c="2"/>public double getCircumference(){</text:p>
        <text:p text:style-name="P10"><text:s text:c="3"/>return 2*w + 2*h;}</text:p>
        <text:p text:style-name="P10"><text:s text:c="2"/>public double getArea(){ <text:s/>return w*h;}</text:p>
        <text:p text:style-name="P10"><text:s text:c="2"/>public int getHeight(){ return h;}</text:p>
        <text:p text:style-name="P10"><text:s text:c="2"/>public int getWidth(){ return w; <text:s/>}</text:p>
        <text:p text:style-name="P10"><text:s text:c="2"/>public void paint (Graphics g){</text:p>
        <text:p text:style-name="P10"><text:s text:c="4"/>g.setColor(Color.RED);</text:p>
        <text:p text:style-name="P10"><text:s text:c="4"/>g.drawRect(0,0, getWidth(), getHeight()); } }</text:p>
      </text:section>
      <text:section text:style-name="Sect2" text:name="Bereich12">
        <text:p text:style-name="P10">class Figur</text:p>
        <text:p text:style-name="P10">{ double getCircumference(){return 0;}</text:p>
        <text:p text:style-name="P10"><text:s text:c="2"/>double getArea(){ return 0;}</text:p>
        <text:p text:style-name="P10"><text:s text:c="2"/>int getHeight(){return 0;}</text:p>
        <text:p text:style-name="P10"><text:s text:c="2"/>int getWidth(){return 0;}</text:p>
        <text:p text:style-name="P10"><text:s text:c="2"/>public void paint(Graphics g){};}</text:p>
        <text:section text:style-name="Sect2" text:name="Bereich13">
          <text:p text:style-name="P10">Polygon.java</text:p>
          <text:p text:style-name="P10"><text:s text:c="2"/>public void paint (Graphics g){</text:p>
          <text:p text:style-name="P10"><text:s text:c="4"/>g.setColor(Color.darkGray);</text:p>
          <text:p text:style-name="P10"><text:s text:c="4"/>//drawPolygon(int [] xPoints, int [] yPoints, int nPoints);</text:p>
          <text:p text:style-name="P10"><text:s text:c="4"/>int xPoints[] = {10,90,10,90,10};</text:p>
          <text:p text:style-name="P10"><text:s text:c="4"/>int yPoints[] = {10,10,90,90,10};</text:p>
          <text:p text:style-name="P10"><text:s text:c="4"/>int nPoints <text:s text:c="2"/>= 5; </text:p>
          <text:p text:style-name="P10"><text:s text:c="4"/>g.drawPolygon(xPoints, yPoints, nPoints);}</text:p>
          <text:p text:style-name="P10">String.java</text:p>
          <text:p text:style-name="P10"><text:s text:c="2"/>public void paint (Graphics g){</text:p>
          <text:p text:style-name="P10"><text:s text:c="5"/>Font font = new Font("Serif", Font.ITALIC, 50);</text:p>
          <text:p text:style-name="P10"><text:s text:c="5"/>g.setFont(font);</text:p>
          <text:p text:style-name="P10"><text:s text:c="5"/>g.drawString("Hello",x,y); } <text:s/></text:p>
        </text:section>
      </text:section>
      <text:section text:style-name="Sect2" text:name="Bereich14">
        <text:p text:style-name="P10">public class Materialartikel{ <text:s/></text:p>
        <text:p text:style-name="P10"><text:s text:c="2"/>private String artikelname;</text:p>
        <text:p text:style-name="P10"><text:s text:c="2"/>private int <text:s text:c="3"/>mindeststueckzahl;</text:p>
        <text:p text:style-name="P10"><text:s text:c="2"/>private int <text:s text:c="3"/>bestellmenge;</text:p>
        <text:p text:style-name="P10"><text:s text:c="2"/>private int <text:s text:c="3"/>lagerbestand;</text:p>
        <text:p text:style-name="P10"><text:s text:c="2"/>private int <text:s text:c="3"/>entmenge;</text:p>
        <text:p text:style-name="P10"><text:s text:c="2"/></text:p>
        <text:p text:style-name="P10"><text:s text:c="2"/>Materialartikel (String artikelname, <text:s text:c="6"/></text:p>
        <text:p text:style-name="P10"><text:s text:c="2"/>int <text:s text:c="3"/>mindeststueckzahl,</text:p>
        <text:p text:style-name="P10"><text:s text:c="2"/>int <text:s text:c="3"/>bestellmenge,</text:p>
        <text:p text:style-name="P10"><text:s text:c="2"/>int <text:s text:c="3"/>lagerbestand,</text:p>
        <text:p text:style-name="P10"><text:s text:c="2"/>int <text:s text:c="3"/>entmenge,</text:p>
        <text:p text:style-name="P10"><text:s text:c="2"/>String hersteller){ </text:p>
        <text:p text:style-name="P10"><text:s text:c="4"/>this.artikelname <text:s text:c="7"/>= <text:s text:c="7"/>artikelname;</text:p>
        <text:p text:style-name="P10"><text:s text:c="4"/>this.mindeststueckzahl <text:s/>= <text:s/>mindeststueckzahl;</text:p>
        <text:p text:style-name="P10"><text:s text:c="4"/>this.bestellmenge <text:s text:c="6"/>= <text:s text:c="6"/>bestellmenge;</text:p>
        <text:p text:style-name="P10"><text:s text:c="4"/>this.lagerbestand <text:s text:c="6"/>= <text:s text:c="6"/>lagerbestand;</text:p>
        <text:p text:style-name="P10"><text:s text:c="4"/>this.entmenge <text:s text:c="10"/>= <text:s text:c="10"/>entmenge;</text:p>
        <text:p text:style-name="P10"><text:s text:c="4"/>this.hersteller <text:s text:c="8"/>= <text:s text:c="8"/>hersteller; } <text:s text:c="3"/></text:p>
        <text:p text:style-name="P10"><text:s text:c="2"/>public String getArtikelname(){</text:p>
        <text:p text:style-name="P10"><text:s text:c="4"/>return artikelname; }</text:p>
        <text:p text:style-name="P10"><text:s text:c="2"/>public int getMindeststueckzahl(){</text:p>
        <text:p text:style-name="P10"><text:s text:c="4"/>return mindeststueckzahl;}</text:p>
        <text:p text:style-name="P10"><text:s text:c="2"/>public int getBestellmenge(){</text:p>
        <text:p text:style-name="P10"><text:s text:c="4"/>return bestellmenge; }</text:p>
        <text:p text:style-name="P10"><text:s text:c="2"/>public int getLagerbestand(){</text:p>
        <text:p text:style-name="P10"><text:s text:c="4"/>return lagerbestand;}</text:p>
        <text:p text:style-name="P10"><text:s text:c="2"/>public int getEntmenge(){</text:p>
        <text:p text:style-name="P10"><text:s text:c="4"/>return entmenge; }</text:p>
        <text:p text:style-name="P10"><text:s text:c="4"/>public void entnahme(){</text:p>
        <text:p text:style-name="P10"><text:s text:c="4"/>lagerbestand = lagerbestand - entmenge; }</text:p>
        <text:p text:style-name="P10"><text:s text:c="2"/>public void nachbestellung(){</text:p>
        <text:p text:style-name="P10"><text:s text:c="4"/>lagerbestand = lagerbestand + bestellmenge;</text:p>
        <text:p text:style-name="P10"><text:s text:c="4"/>lagerbestand = lagerbestand;} <text:s text:c="3"/></text:p>
        <text:p text:style-name="P10"><text:s text:c="2"/>public void setLagerbestand(int bestand){</text:p>
        <text:p text:style-name="P10"><text:s text:c="4"/>lagerbestand = bestand; }</text:p>
        <text:p text:style-name="P10"><text:s text:c="2"/>public void setBestellmenge(int nachbestellmenge){</text:p>
        <text:p text:style-name="P10"><text:s text:c="4"/>bestellmenge = nachbestellmenge; }</text:p>
        <text:p text:style-name="P10"><text:s text:c="2"/>public void setEntmenge(int e_menge){</text:p>
        <text:p text:style-name="P10"><text:s text:c="4"/>entmenge = e_menge;} <text:s text:c="3"/></text:p>
        <text:p text:style-name="P10"><text:s text:c="2"/>public void setArtikelname(String aname){</text:p>
        <text:p text:style-name="P10"><text:s text:c="4"/>artikelname = aname; <text:s/>} <text:s text:c="4"/></text:p>
        <text:p text:style-name="P10"><text:s text:c="2"/>public void SetMindeststueckzahl(int zahl){</text:p>
        <text:p text:style-name="P10"><text:s text:c="4"/>mindeststueckzahl = zahl;} <text:s text:c="2"/></text:p>
        <text:p text:style-name="P10"><text:s text:c="2"/>public String toString(){</text:p>
        <text:p text:style-name="P10"><text:s text:c="5"/>return <text:s text:c="2"/>(" <text:s/>Artikelname: " <text:s text:c="6"/>+artikelname</text:p>
        <text:p text:style-name="P10"><text:s text:c="14"/>+"\nMindeststueckzahl: " +mindeststueckzahl </text:p>
        <text:p text:style-name="P10"><text:s text:c="14"/>+"\nNachbestellmenge: " <text:s/>+bestellmenge</text:p>
        <text:p text:style-name="P10"><text:s text:c="14"/>+"\nLagerbestand: " <text:s text:c="5"/>+lagerbestand); }}</text:p>
      </text:section>
      <text:section text:style-name="Sect2" text:name="Bereich15">
        <text:p text:style-name="P11">public class Lagerhaltung{</text:p>
        <text:p text:style-name="P11">public static String einlesen(){</text:p>
        <text:p text:style-name="P11"><text:s text:c="4"/>String str = ""; <text:s text:c="2"/>//String auf 0 setzen </text:p>
        <text:p text:style-name="P11"><text:s text:c="4"/>try{</text:p>
        <text:p text:style-name="P11"><text:s text:c="6"/>InputStreamReader isr <text:s/>= <text:s/>new InputStreamReader(System.in);</text:p>
        <text:p text:style-name="P11"><text:s text:c="6"/>BufferedReader <text:s text:c="4"/>bur <text:s/>= <text:s/>new BufferedReader(isr);</text:p>
        <text:p text:style-name="P11"><text:s text:c="6"/></text:p>
        <text:p text:style-name="P11"><text:s text:c="6"/>//Hier lesen wir einen String ein</text:p>
        <text:p text:style-name="P11"><text:s text:c="6"/>str <text:s/>= <text:s/>bur.readLine();</text:p>
        <text:p text:style-name="P11"><text:s text:c="6"/>//und geben ihn gleich wieder aus</text:p>
        <text:p text:style-name="P11"><text:s text:c="6"/>//System.out.println(str);</text:p>
        <text:p text:style-name="P11"><text:s text:c="4"/>}catch(Exception e){}</text:p>
        <text:p text:style-name="P11"><text:s text:c="4"/>return str; } <text:s/></text:p>
        <text:p text:style-name="P11"><text:s text:c="2"/>public static void main (String [] args) {</text:p>
        <text:p text:style-name="P11"><text:s text:c="4"/>/* <text:s/>Materialartikel artikel1 = new Materialartikel(args[0], Integer.parseInt(args[1]),Integer.parseInt(args[2]),</text:p>
        <text:p text:style-name="P11"><text:s text:c="5"/>Integer.parseInt(args[3]), args[4]); */</text:p>
        <text:p text:style-name="P11"><text:s text:c="5"/>System.out.println( "Artikel einfügen: ");</text:p>
        <text:p text:style-name="P11"><text:s text:c="4"/>System.out.println("\nArtikelname: "); String artikelname = einlesen();</text:p>
        <text:p text:style-name="P11"><text:s text:c="4"/>while(artikelname.equals("")){</text:p>
        <text:p text:style-name="P11"><text:s text:c="6"/>System.out.println("\nBitte geben Sie den Artikelnamen ein.");</text:p>
        <text:p text:style-name="P11"><text:s text:c="6"/>artikelname = einlesen(); <text:s/>}</text:p>
        <text:p text:style-name="P11"><text:s text:c="4"/>System.out.println("\nMindeststueckzahl: "); String mindeststueckzahl = einlesen();</text:p>
        <text:p text:style-name="P11"><text:s text:c="4"/>while(mindeststueckzahl.equals("") <text:s/>|| <text:s text:c="2"/>Integer.parseInt(mindeststueckzahl)&lt;0){</text:p>
        <text:p text:style-name="P11"><text:s text:c="6"/>System.out.println("\nFalsche Eingabe. Versuchen Sie es noch mal.");</text:p>
        <text:p text:style-name="P11"><text:s text:c="6"/>mindeststueckzahl <text:s/>= einlesen(); }</text:p>
        <text:p text:style-name="P11"><text:s text:c="4"/>System.out.println("\nLagerbestand: "); String lagerbestand = lagerbestand = einlesen();</text:p>
        <text:p text:style-name="P11"><text:s text:c="4"/>while(lagerbestand.equals("") <text:s/>|| <text:s text:c="2"/>Integer.parseInt(lagerbestand)&lt;0){</text:p>
        <text:p text:style-name="P11"><text:s text:c="6"/>System.out.println("\nFalsche Eingabe. Versuchen Sie es noch mal.");</text:p>
        <text:p text:style-name="P11"><text:s text:c="6"/>lagerbestand <text:s/>= einlesen(); }</text:p>
        <text:p text:style-name="P11"><text:s text:c="4"/>Materialartikel <text:s/>artikel <text:s/>= new Materialartikel(</text:p>
        <text:p text:style-name="P11"><text:s text:c="4"/>artikelname,</text:p>
        <text:p text:style-name="P11"><text:s text:c="4"/>Integer.parseInt(mindeststueckzahl),</text:p>
        <text:p text:style-name="P11"><text:s text:c="4"/>0,</text:p>
        <text:p text:style-name="P11"><text:s text:c="4"/>Integer.parseInt(lagerbestand),</text:p>
        <text:p text:style-name="P11"><text:s text:c="4"/>0);</text:p>
        <text:p text:style-name="P11"><text:s text:c="4"/>while(true){</text:p>
        <text:p text:style-name="P11"><text:s text:c="6"/>System.out.println("\nAuswählen \n0 - Anzeigen \n1 - Lagerbestand \n2 - Materialentnahme \n3 - Nachbestellung \n4 - Verlassen");</text:p>
        <text:p text:style-name="P11"><text:s text:c="6"/>String str = einlesen();</text:p>
        <text:p text:style-name="P11"><text:s text:c="6"/>if(str.equals("4")) break; <text:s/></text:p>
        <text:p text:style-name="P11"><text:s text:c="6"/>switch(str){</text:p>
        <text:p text:style-name="P11"><text:s text:c="8"/>case "0":</text:p>
        <text:p text:style-name="P11"><text:s text:c="10"/>System.out.println(artikel.toString()); break;</text:p>
        <text:p text:style-name="P11"><text:s text:c="8"/>case "1":</text:p>
        <text:p text:style-name="P11"><text:s text:c="10"/>System.out.println("Lagerbestand ist: " + artikel.getLagerbestand()); break;</text:p>
        <text:p text:style-name="P11"><text:s text:c="8"/>case "2":</text:p>
        <text:p text:style-name="P11"><text:s text:c="10"/>System.out.println("Wie viel möchten Sie aus dem Lager entnehmen?");</text:p>
        <text:p text:style-name="P11"><text:s text:c="10"/>String e_menge = einlesen();</text:p>
        <text:p text:style-name="P11"><text:s text:c="10"/>while(e_menge.equals("") <text:s text:c="2"/>|| <text:s text:c="2"/>Integer.parseInt(e_menge)&lt;0){</text:p>
        <text:p text:style-name="P11"><text:s text:c="12"/>System.out.println("Falsche Eingabe. Versuchen Sie es nochmal.");</text:p>
        <text:p text:style-name="P11"><text:s text:c="12"/>e_menge = einlesen(); }</text:p>
        <text:p text:style-name="P11"><text:s text:c="10"/>artikel.setEntmenge(Integer.parseInt(e_menge));</text:p>
        <text:p text:style-name="P11"><text:s text:c="12"/>if(artikel.getLagerbestand() &lt; artikel.getEntmenge()){</text:p>
        <text:p text:style-name="P11"><text:s text:c="12"/>System.out.println("\n Lagerbestand überschritten. Möchten Sie nachbestellen?(ja/nein)");</text:p>
        <text:p text:style-name="P11"><text:s text:c="12"/>String antwort = einlesen();</text:p>
        <text:p text:style-name="P11"><text:s text:c="12"/>if(antwort.equals("ja") <text:s/>|| <text:s/>antwort.equals("j") <text:s/>|| <text:s/>antwort.equals("JA") <text:s/>|| <text:s/>antwort.equals("Ja")){</text:p>
        <text:p text:style-name="P11"><text:s text:c="14"/>int nachbestellmenge = artikel.getEntmenge() - artikel.getLagerbestand() + artikel.getMindeststueckzahl();</text:p>
        <text:p text:style-name="P11"><text:s text:c="14"/>artikel.setBestellmenge(nachbestellmenge); </text:p>
        <text:p text:style-name="P11"><text:s text:c="14"/>System.out.println("\nLagerbestand überschritten. Es wurden automatisch"+nachbestellmenge+" "</text:p>
        <text:p text:style-name="P11"><text:s text:c="14"/>+artikel.getMengeneinheit()+" nachbestellt");</text:p>
        <text:p text:style-name="P11"><text:s text:c="14"/>System.out.println("\n"+artikel.getEntmenge()+""+artikel.getMengeneinheit()+"wurden entnommen"); }</text:p>
        <text:p text:style-name="P11"><text:s text:c="12"/>else System.out.println("\nMaterialentnahme abgebrochen");}</text:p>
        <text:p text:style-name="P11"><text:s text:c="10"/>else if ((artikel.getLagerbestand() - artikel.getEntmenge())&gt;= artikel.getMindeststueckzahl()) {</text:p>
        <text:p text:style-name="P11"><text:s text:c="12"/>artikel.entnahme();</text:p>
        <text:p text:style-name="P11"><text:s text:c="12"/>System.out.println("\n"+artikel.getEntmenge()+""+artikel.getMengeneinheit()+"wurden entnommen"); <text:s text:c="2"/>}</text:p>
        <text:p text:style-name="P11"><text:s text:c="10"/>else {System.out.println("\nMindesstueckzahl unterschritten. Möchten Sie nachbestellen?(ja/nein)");</text:p>
        <text:p text:style-name="P11"><text:s text:c="12"/>String antwort = einlesen();</text:p>
        <text:p text:style-name="P11"><text:s text:c="12"/>if(antwort.equals("ja") <text:s/>|| <text:s/>antwort.equals("j") <text:s/>|| <text:s/>antwort.equals("JA") <text:s/>|| <text:s/>antwort.equals("Ja")){</text:p>
        <text:p text:style-name="P11"><text:s text:c="14"/>System.out.println("Automatische Nachbestellung erfolgt, da der Mindesstueckzahl unterschritten worden ist.");</text:p>
        <text:p text:style-name="P11"><text:s text:c="14"/>artikel.entnahme();</text:p>
        <text:p text:style-name="P11"><text:s text:c="14"/>int nachbestellmenge = artikel.getMindeststueckzahl() - artikel.getLagerbestand();</text:p>
        <text:p text:style-name="P11"><text:s text:c="14"/>artikel.setBestellmenge(nachbestellmenge);</text:p>
        <text:p text:style-name="P11"><text:s text:c="14"/>System.out.println("\n"+nachbestellmenge+""+artikel.getMengeneinheit()+"wurden entnommen");</text:p>
        <text:p text:style-name="P11"><text:s text:c="12"/>} else System.out.println("\nMaterialentnahme abgebrochen."); <text:s/>}</text:p>
        <text:p text:style-name="P11"><text:s text:c="10"/>System.out.println("Lagerbestand: "+artikel.getLagerbestand()); break; <text:s text:c="2"/></text:p>
        <text:p text:style-name="P11"><text:s text:c="8"/>case "3":</text:p>
        <text:p text:style-name="P11"><text:s text:c="10"/>System.out.println("Wieviel möchten Sie nachbestellen?"); <text:s/>String menge = einlesen();</text:p>
        <text:p text:style-name="P11"><text:s text:c="10"/>artikel.setBestellmenge(Integer.parseInt(menge));</text:p>
        <text:p text:style-name="P11"><text:s text:c="10"/>System.out.println("Nachbestellung wird ausgelöst");</text:p>
        <text:p text:style-name="P11"><text:s text:c="10"/>artikel.nachbestellung();</text:p>
        <text:p text:style-name="P11"><text:s text:c="10"/>System.out.println("Lagerbestand: "+artikel.getLagerbestand());break;</text:p>
        <text:p text:style-name="P11"><text:s text:c="10"/>default: System.out.println("..."); }}}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2:31:42.943000000</meta:creation-date>
    <dc:date>2016-07-06T01:35:46.134000000</dc:date>
    <meta:editing-duration>PT35M3S</meta:editing-duration>
    <meta:editing-cycles>3</meta:editing-cycles>
    <meta:generator>LibreOffice/4.4.6.3$Windows_x86 LibreOffice_project/e8938fd3328e95dcf59dd64e7facd2c7d67c704d</meta:generator>
    <meta:document-statistic meta:table-count="0" meta:image-count="0" meta:object-count="0" meta:page-count="2" meta:paragraph-count="450" meta:word-count="1734" meta:character-count="18502" meta:non-whitespace-character-count="14370"/>
  </office:meta>
</office:document-meta>
</file>